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68ad" officeooo:paragraph-rsid="001c68a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68ad" officeooo:paragraph-rsid="001c68ad" style:font-weight-asian="bold" style:font-weight-complex="bold"/>
    </style:style>
    <style:style style:name="P3" style:family="paragraph" style:parent-style-name="Standard">
      <style:text-properties officeooo:rsid="001c68ad" officeooo:paragraph-rsid="001c91be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officeooo:rsid="001c91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al Computer for Schools</text:p>
      <text:p text:style-name="P1"/>
      <text:p text:style-name="P1">Example</text:p>
      <text:p text:style-name="P1"/>
      <text:p text:style-name="P1">This example adds two numbers by loading the store with the values and then using a ‘Keyboard Reset’ to enter an instruction that adds the contents of two locations in the store, putting the result in <text:s/>a third location.</text:p>
      <text:p text:style-name="P1"/>
      <text:p text:style-name="P1">With the ESC replica on:</text:p>
      <text:p text:style-name="P1"/>
      <text:p text:style-name="P1">Press ‘<text:span text:style-name="T1">Normal reset</text:span>’</text:p>
      <text:p text:style-name="P1"/>
      <text:p text:style-name="P1">Press ‘<text:span text:style-name="T1">1</text:span>’</text:p>
      <text:p text:style-name="P1">Press ‘<text:span text:style-name="T1">2</text:span>’</text:p>
      <text:p text:style-name="P1">Press ‘<text:span text:style-name="T1">Load addr</text:span>’</text:p>
      <text:p text:style-name="P1"/>
      <text:p text:style-name="P1">Press ‘<text:span text:style-name="T1">4</text:span>’</text:p>
      <text:p text:style-name="P1">Press ‘<text:span text:style-name="T1">5</text:span>’</text:p>
      <text:p text:style-name="P1">Press ‘<text:span text:style-name="T1">point</text:span>’</text:p>
      <text:p text:style-name="P1">Press ‘<text:span text:style-name="T1">3</text:span>’</text:p>
      <text:p text:style-name="P1">Press ‘<text:span text:style-name="T1">Load store</text:span>’</text:p>
      <text:p text:style-name="P1"/>
      <text:p text:style-name="P1">Press ‘<text:span text:style-name="T1">Incr addr</text:span>’</text:p>
      <text:p text:style-name="P1"/>
      <text:p text:style-name="P1">Press ‘<text:span text:style-name="T1">1</text:span>’</text:p>
      <text:p text:style-name="P1">Press ‘<text:span text:style-name="T1">3</text:span>’</text:p>
      <text:p text:style-name="P1">Press ‘<text:span text:style-name="T1">point</text:span>’</text:p>
      <text:p text:style-name="P1">Press ‘<text:span text:style-name="T1">9</text:span>’</text:p>
      <text:p text:style-name="P1">Press ‘<text:span text:style-name="T1">Load store</text:span>’</text:p>
      <text:p text:style-name="P1"/>
      <text:p text:style-name="P1">The two values to add are now in store locations 11 and 12.</text:p>
      <text:p text:style-name="P1"/>
      <text:p text:style-name="P1">Now, enter and run the addition instruction:</text:p>
      <text:p text:style-name="P1"/>
      <text:p text:style-name="P1">Press ‘<text:span text:style-name="T1">Ki Reset</text:span>’</text:p>
      <text:p text:style-name="P1">Type the number: ‘<text:span text:style-name="T1">70101112</text:span>’</text:p>
      <text:p text:style-name="P1"/>
      <text:p text:style-name="P1">This is the instruction code.</text:p>
      <text:p text:style-name="P1"/>
      <text:p text:style-name="P1">Press ‘<text:span text:style-name="T1">A</text:span>’</text:p>
      <text:p text:style-name="P1"/>
      <text:p text:style-name="P1">The first stage of the instruction is processed (store addresses are shown)</text:p>
      <text:p text:style-name="P1"/>
      <text:p text:style-name="P1">Press ‘<text:span text:style-name="T1">B</text:span>’</text:p>
      <text:p text:style-name="P1"/>
      <text:p text:style-name="P1">The second stage of the instruction has been processed. The contents of the store locations are shown. These are the two values that will be added.</text:p>
      <text:p text:style-name="P1"/>
      <text:p text:style-name="P1">Press ‘<text:span text:style-name="T1">C</text:span>’</text:p>
      <text:p text:style-name="P1">The instruction is processed to completion. The sum can be seen as the contents of store location 10:</text:p>
      <text:p text:style-name="P1"/>
      <text:p text:style-name="P3"><text:soft-page-break/>Press ‘<text:span text:style-name="T1">1</text:span>’</text:p>
      <text:p text:style-name="P3">Press ‘<text:span text:style-name="T2">0</text:span>’</text:p>
      <text:p text:style-name="P3">Press ‘<text:span text:style-name="T1">Load addr</text:span>’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3T08:17:31.972896325</meta:creation-date>
    <dc:date>2024-08-30T05:32:45.264152818</dc:date>
    <meta:editing-duration>PT12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3" meta:word-count="185" meta:character-count="1031" meta:non-whitespace-character-count="878"/>
  </office:meta>
</office:document-meta>
</file>